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</office:font-face-decls>
  <office:automatic-styles>
    <style:style style:family="table-column" style:name="co1">
      <style:table-column-properties fo:break-before="auto" style:column-width="2.738cm"/>
    </style:style>
    <style:style style:family="table-column" style:name="co2">
      <style:table-column-properties fo:break-before="auto" style:column-width="6.563cm"/>
    </style:style>
    <style:style style:family="table-column" style:name="co3">
      <style:table-column-properties fo:break-before="auto" style:column-width="1.801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2.265cm"/>
    </style:style>
    <style:style style:family="table-column" style:name="co6">
      <style:table-column-properties fo:break-before="auto" style:column-width="2.002cm"/>
    </style:style>
    <style:style style:family="table-column" style:name="co7">
      <style:table-column-properties fo:break-before="auto" style:column-width="3.041cm"/>
    </style:style>
    <style:style style:family="table-column" style:name="co8">
      <style:table-column-properties fo:break-before="auto" style:column-width="4.009cm"/>
    </style:style>
    <style:style style:family="table-column" style:name="co9">
      <style:table-column-properties fo:break-before="auto" style:column-width="1.767cm"/>
    </style:style>
    <style:style style:family="table-row" style:name="ro1">
      <style:table-row-properties fo:break-before="auto" style:row-height="1.058cm" style:use-optimal-row-height="false"/>
    </style:style>
    <style:style style:family="table-row" style:name="ro2">
      <style:table-row-properties fo:break-before="auto" style:row-height="0.801cm" style:use-optimal-row-height="false"/>
    </style:style>
    <style:style style:family="table-row" style:name="ro3">
      <style:table-row-properties fo:break-before="auto" style:row-height="0.529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font-size-asian="12pt" style:font-size-complex="12pt" style:text-underline-style="none"/>
    </style:style>
    <style:style style:data-style-name="N36" style:family="table-cell" style:name="ce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font-size-asian="12pt" style:font-size-complex="12pt" style:text-underline-style="none"/>
    </style:style>
    <style:style style:data-style-name="N36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start"/>
      <style:text-properties fo:color="#000000" fo:font-size="12pt" fo:font-weight="normal" style:font-name="Arial" style:font-size-asian="12pt" style:font-size-complex="12pt" style:text-underline-style="none"/>
    </style:style>
    <style:style style:data-style-name="N36" style:family="table-cell" style:name="ce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family="table-cell" style:name="ce7" style:parent-style-name="Default">
      <style:text-properties fo:font-size="12pt" style:font-size-asian="12pt" style:font-size-complex="12pt"/>
    </style:style>
    <style:style style:data-style-name="N0" style:family="table-cell" style:name="ce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font-size-asian="12pt" style:font-size-complex="12pt" style:text-underline-style="none"/>
    </style:style>
    <style:style style:data-style-name="N0" style:family="table-cell" style:name="ce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1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3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font-size-asian="12pt" style:font-size-complex="12pt" style:font-weight-asian="bold" style:font-weight-complex="bold" style:text-underline-style="none"/>
    </style:style>
    <style:style style:data-style-name="N139" style:family="table-cell" style:name="ce1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font-size-asian="12pt" style:font-size-complex="12pt" style:text-underline-style="none"/>
    </style:style>
    <style:style style:data-style-name="N139" style:family="table-cell" style:name="ce1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font-size-asian="12pt" style:font-size-complex="12pt" style:text-underline-style="none"/>
    </style:style>
    <style:style style:data-style-name="N139" style:family="table-cell" style:name="ce1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font-size-asian="12pt" style:font-size-complex="12pt" style:text-underline-style="none"/>
    </style:style>
    <style:style style:data-style-name="N139" style:family="table-cell" style:name="ce14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font-size-asian="12pt" style:font-size-complex="12pt" style:text-underline-style="none"/>
    </style:style>
    <style:style style:data-style-name="N139" style:family="table-cell" style:name="ce15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1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font-size-asian="12pt" style:font-size-complex="12pt" style:text-underline-style="none"/>
    </style:style>
    <style:style style:data-style-name="N0" style:family="table-cell" style:name="ce1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1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36" style:family="table-cell" style:name="ce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1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font-size-asian="12pt" style:font-size-complex="12pt" style:text-underline-style="none"/>
    </style:style>
    <style:style style:data-style-name="N139" style:family="table-cell" style:name="ce20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font-size-asian="12pt" style:font-size-complex="12pt" style:text-underline-style="none"/>
    </style:style>
    <style:style style:data-style-name="N0" style:family="table-cell" style:name="ce2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font-size-asian="12pt" style:font-size-complex="12pt" style:text-underline-style="non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able-row" style:name="ae1e346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ce7" table:style-name="co1"/>
        <table:table-column table:default-cell-style-name="ce7" table:style-name="co2"/>
        <table:table-column table:default-cell-style-name="ce7" table:style-name="co3"/>
        <table:table-column table:default-cell-style-name="ce7" table:style-name="co4"/>
        <table:table-column table:default-cell-style-name="ce7" table:style-name="co5"/>
        <table:table-column table:default-cell-style-name="ce7" table:style-name="co6"/>
        <table:table-column table:default-cell-style-name="ce7" table:style-name="co1"/>
        <table:table-column table:default-cell-style-name="ce7" table:style-name="co7"/>
        <table:table-column table:default-cell-style-name="ce7" table:style-name="co8"/>
        <table:table-column table:default-cell-style-name="ce7" table:number-columns-repeated="55" table:style-name="co9"/>
        <table:table-row table:style-name="ro1">
          <table:table-cell calcext:value-type="string" office:value-type="string" table:style-name="ce1">
            <text:p>DATA</text:p>
          </table:table-cell>
          <table:table-cell calcext:value-type="string" office:value-type="string" table:style-name="ce8">
            <text:p>NF - SERV. PROD. </text:p>
          </table:table-cell>
          <table:table-cell calcext:value-type="string" office:value-type="string" table:style-name="ce11">
            <text:p>R$</text:p>
          </table:table-cell>
          <table:table-cell table:style-name="ce14"/>
          <table:table-cell calcext:value-type="string" office:value-type="string" table:style-name="ce16">
            <text:p>PAGO</text:p>
          </table:table-cell>
          <table:table-cell calcext:value-type="string" office:value-type="string" table:style-name="ce11">
            <text:p>VALOR</text:p>
          </table:table-cell>
          <table:table-cell calcext:value-type="string" office:value-type="string" table:style-name="ce1">
            <text:p>DATA</text:p>
          </table:table-cell>
          <table:table-cell calcext:value-type="string" office:value-type="string" table:style-name="ce20">
            <text:p>SALDO DEVEDOR</text:p>
          </table:table-cell>
          <table:table-cell calcext:value-type="string" office:value-type="string" table:style-name="ce16">
            <text:p>OBS.:</text:p>
          </table:table-cell>
          <table:table-cell table:number-columns-repeated="55" table:style-name="ce21"/>
        </table:table-row>
        <table:table-row table:style-name="ro2">
          <table:table-cell calcext:value-type="date" office:date-value="2022-07-31" office:value-type="date" table:style-name="ce2">
            <text:p>31/07/2022</text:p>
          </table:table-cell>
          <table:table-cell calcext:value-type="string" office:value-type="string" table:style-name="ce9">
            <text:p>NF 6069 - process. 07/2022</text:p>
          </table:table-cell>
          <table:table-cell calcext:value-type="float" office:value="500" office:value-type="float" table:style-name="ce12">
            <text:p>500,00</text:p>
          </table:table-cell>
          <table:table-cell table:style-name="ce15"/>
          <table:table-cell calcext:value-type="string" office:value-type="string" table:style-name="ce17">
            <text:p>pg</text:p>
          </table:table-cell>
          <table:table-cell calcext:value-type="float" office:value="500" office:value-type="float" table:style-name="ce12">
            <text:p>500,00</text:p>
          </table:table-cell>
          <table:table-cell calcext:value-type="date" office:date-value="2022-08-03" office:value-type="date" table:style-name="ce2">
            <text:p>03/08/2022</text:p>
          </table:table-cell>
          <table:table-cell calcext:value-type="float" office:value="0" office:value-type="float" table:formula="of:=[.C2]-[.F2]" table:style-name="ce12">
            <text:p>-</text:p>
          </table:table-cell>
          <table:table-cell table:style-name="ce17"/>
          <table:table-cell table:number-columns-repeated="55" table:style-name="ce21"/>
        </table:table-row>
        <table:table-row table:style-name="ro2">
          <table:table-cell calcext:value-type="date" office:date-value="2022-08-31" office:value-type="date" table:style-name="ce2">
            <text:p>31/08/2022</text:p>
          </table:table-cell>
          <table:table-cell calcext:value-type="string" office:value-type="string" table:style-name="ce9">
            <text:p>NF 6080 - process. 08/2022</text:p>
          </table:table-cell>
          <table:table-cell calcext:value-type="float" office:value="500" office:value-type="float" table:style-name="ce12">
            <text:p>500,00</text:p>
          </table:table-cell>
          <table:table-cell table:style-name="ce15"/>
          <table:table-cell calcext:value-type="string" office:value-type="string" table:style-name="ce17">
            <text:p>pg</text:p>
          </table:table-cell>
          <table:table-cell calcext:value-type="float" office:value="500" office:value-type="float" table:style-name="ce12">
            <text:p>500,00</text:p>
          </table:table-cell>
          <table:table-cell calcext:value-type="date" office:date-value="2022-09-08" office:value-type="date" table:style-name="ce2">
            <text:p>08/09/2022</text:p>
          </table:table-cell>
          <table:table-cell calcext:value-type="float" office:value="0" office:value-type="float" table:formula="of:=[.C3]-[.F3]" table:style-name="ce12">
            <text:p>-</text:p>
          </table:table-cell>
          <table:table-cell table:style-name="ce17"/>
          <table:table-cell table:number-columns-repeated="55" table:style-name="ce21"/>
        </table:table-row>
        <table:table-row table:style-name="ae1e346">
          <table:table-cell calcext:value-type="date" office:date-value="2022-09-30" office:value-type="date" table:style-name="ce2">
            <text:p>2022-09-30</text:p>
          </table:table-cell>
          <table:table-cell calcext:value-type="string" office:string-value="NF 6091 - process. 09/2022" office:value-type="string" table:style-name="ce9">
            <text:p>NF 6091 - process. 09/2022</text:p>
          </table:table-cell>
          <table:table-cell calcext:value-type="float" office:value="500.0" office:value-type="float" table:style-name="ce12">
            <text:p>500.0</text:p>
          </table:table-cell>
          <table:table-cell table:style-name="ce15"/>
          <table:table-cell calcext:value-type="string" office:string-value="não" office:value-type="string" table:style-name="ce17">
            <text:p>não</text:p>
          </table:table-cell>
          <table:table-cell calcext:value-type="float" office:value="0.0" office:value-type="float" table:style-name="ce12">
            <text:p>0.0</text:p>
          </table:table-cell>
          <table:table-cell calcext:value-type="date" office:string-value="" office:value-type="string" table:style-name="ce2">
            <text:p/>
          </table:table-cell>
          <table:table-cell calcext:value-type="float" table:formula="=C4-F4" table:style-name="ce12"/>
          <table:table-cell table:style-name="ce17"/>
          <table:table-cell table:number-columns-repeated="55" table:style-name="ce21"/>
        </table:table-row>
        <table:table-row table:style-name="ro2">
          <table:table-cell table:number-columns-repeated="6" table:style-name="ce3"/>
          <table:table-cell calcext:value-type="string" office:value-type="string" table:style-name="ce19">
            <text:p>TOTAL</text:p>
          </table:table-cell>
          <table:table-cell calcext:value-type="float" office:value="0" office:value-type="float" table:formula="=SUM(H2:H4)" table:style-name="ce11">
            <text:p>-</text:p>
          </table:table-cell>
          <table:table-cell table:style-name="ce16"/>
          <table:table-cell table:number-columns-repeated="55" table:style-name="ce21"/>
        </table:table-row>
        <table:table-row table:style-name="ro2">
          <table:table-cell calcext:value-type="string" office:value-type="string" table:style-name="Default">
            <text:p>Contato:</text:p>
          </table:table-cell>
          <table:table-cell table:style-name="ce10"/>
          <table:table-cell table:number-columns-repeated="2"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number-columns-repeated="55" table:style-name="ce21"/>
        </table:table-row>
        <table:table-row table:style-name="ro2">
          <table:table-cell calcext:value-type="string" office:value-type="string" table:style-name="ce4">
            <text:p>Sr. Perrella: (11) 99733-9120 e (11) 4241-5341</text:p>
          </table:table-cell>
          <table:table-cell table:style-name="ce10"/>
          <table:table-cell table:number-columns-repeated="2" table:style-name="ce13"/>
          <table:table-cell calcext:value-type="string" office:value-type="string" table:style-name="ce6">
            <text:p>Obs.: ao fazer seus pagamentos, por gentileza efetue os depósitos</text:p>
          </table:table-cell>
          <table:table-cell table:style-name="ce13"/>
          <table:table-cell table:style-name="ce5"/>
          <table:table-cell table:style-name="ce13"/>
          <table:table-cell table:style-name="ce18"/>
          <table:table-cell table:number-columns-repeated="55" table:style-name="ce21"/>
        </table:table-row>
        <table:table-row table:style-name="ro2">
          <table:table-cell table:style-name="ce5"/>
          <table:table-cell table:style-name="ce10"/>
          <table:table-cell table:number-columns-repeated="2" table:style-name="ce13"/>
          <table:table-cell calcext:value-type="string" office:value-type="string" table:style-name="ce4">
            <text:p>em nome de <text:span text:style-name="T1">MINISTER SERVIÇOS CONTÁBEIS LTDA.</text:span><text:span text:style-name="T2">,</text:span></text:p>
          </table:table-cell>
          <table:table-cell table:style-name="ce13"/>
          <table:table-cell table:style-name="ce5"/>
          <table:table-cell table:style-name="ce13"/>
          <table:table-cell table:style-name="ce18"/>
          <table:table-cell table:number-columns-repeated="55" table:style-name="ce21"/>
        </table:table-row>
        <table:table-row table:style-name="ro2">
          <table:table-cell table:style-name="Default"/>
          <table:table-cell table:style-name="ce31"/>
          <table:table-cell table:number-columns-repeated="2" table:style-name="ce13"/>
          <table:table-cell calcext:value-type="string" office:value-type="string" table:style-name="ce4">
            <text:p>BB c/c 8034-9, agência 0825-7.</text:p>
          </table:table-cell>
          <table:table-cell table:style-name="ce13"/>
          <table:table-cell table:style-name="ce5"/>
          <table:table-cell table:style-name="ce13"/>
          <table:table-cell table:style-name="ce18"/>
          <table:table-cell table:number-columns-repeated="55" table:style-name="ce21"/>
        </table:table-row>
        <table:table-row table:style-name="ro2">
          <table:table-cell table:style-name="Default"/>
          <table:table-cell table:style-name="ce31"/>
          <table:table-cell table:number-columns-repeated="2"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number-columns-repeated="55" table:style-name="ce21"/>
        </table:table-row>
        <table:table-row table:style-name="ro2">
          <table:table-cell table:style-name="Default"/>
          <table:table-cell table:style-name="ce10"/>
          <table:table-cell table:number-columns-repeated="2"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number-columns-repeated="55" table:style-name="ce21"/>
        </table:table-row>
        <table:table-row table:number-rows-repeated="31984" table:style-name="ro2">
          <table:table-cell table:style-name="ce5"/>
          <table:table-cell table:style-name="ce10"/>
          <table:table-cell table:number-columns-repeated="2" table:style-name="ce13"/>
          <table:table-cell table:style-name="ce18"/>
          <table:table-cell table:style-name="ce13"/>
          <table:table-cell table:style-name="ce5"/>
          <table:table-cell table:style-name="ce13"/>
          <table:table-cell table:style-name="ce18"/>
          <table:table-cell table:number-columns-repeated="55" table:style-name="ce21"/>
        </table:table-row>
        <table:table-row table:number-rows-repeated="33537" table:style-name="ro2">
          <table:table-cell table:number-columns-repeated="64"/>
        </table:table-row>
        <table:table-row table:number-rows-repeated="983044"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number:decimal-places="2" number:grouping="true" number:min-decimal-places="2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number:decimal-places="2" number:grouping="true" number:min-decimal-places="2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grouping="true" number:min-decimal-places="0" number:min-integer-digits="1"/>
      <number:text> </number:text>
    </number:number-style>
    <number:number-style style:name="N117">
      <number:text>-</number:text>
      <number:number number:decimal-places="0" number:grouping="true" number:min-decimal-places="0" number:min-integer-digits="1"/>
      <number:text> </number:text>
      <style:map style:apply-style-name="N117P0" style:condition="value()&gt;=0"/>
    </number:number-style>
    <number:number-style style:name="N118P0" style:volatile="true">
      <number:number number:decimal-places="0" number:grouping="true" number:min-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grouping="true" number:min-decimal-places="0" number:min-integer-digits="1"/>
      <number:text> </number:text>
      <style:map style:apply-style-name="N118P0" style:condition="value()&gt;=0"/>
    </number:number-style>
    <number:number-style style:name="N120P0" style:volatile="true">
      <number:number number:decimal-places="2" number:grouping="true" number:min-decimal-places="2" number:min-integer-digits="1"/>
      <number:text> </number:text>
    </number:number-style>
    <number:number-style style:name="N120">
      <number:text>-</number:text>
      <number:number number:decimal-places="2" number:grouping="true" number:min-decimal-places="2" number:min-integer-digits="1"/>
      <number:text> </number:text>
      <style:map style:apply-style-name="N120P0" style:condition="value()&gt;=0"/>
    </number:number-style>
    <number:number-style style:name="N121P0" style:volatile="true">
      <number:number number:decimal-places="2" number:grouping="true" number:min-decimal-places="2" number:min-integer-digits="1"/>
      <number:text> </number:text>
    </number:number-style>
    <number:number-style style:name="N121">
      <style:text-properties fo:color="#ff0000"/>
      <number:text>-</number:text>
      <number:number number:decimal-places="2" number:grouping="true" number:min-decimal-places="2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exponent-interval="1" number:forced-exponent-sign="true" number:min-decimal-places="1" number:min-exponent-digits="1" number:min-integer-digits="1"/>
    </number:number-style>
    <number:number-style style:name="N127P0" style:volatile="true">
      <number:text>R$""""""""</number:text>
      <number:number number:decimal-places="0" number:grouping="true" number:min-decimal-places="0" number:min-integer-digits="1"/>
    </number:number-style>
    <number:number-style style:name="N127">
      <number:text>(R$""""""""</number:text>
      <number:number number:decimal-places="0" number:grouping="true" number:min-decimal-places="0" number:min-integer-digits="1"/>
      <number:text>)</number:text>
      <style:map style:apply-style-name="N127P0" style:condition="value()&gt;=0"/>
    </number:number-style>
    <number:number-style style:name="N128P0" style:volatile="true">
      <number:text>R$""""""""</number:text>
      <number:number number:decimal-places="0" number:grouping="true" number:min-decimal-places="0" number:min-integer-digits="1"/>
    </number:number-style>
    <number:number-style style:name="N128">
      <style:text-properties fo:color="#ff0000"/>
      <number:text>(R$""""""""</number:text>
      <number:number number:decimal-places="0" number:grouping="true" number:min-decimal-places="0" number:min-integer-digits="1"/>
      <number:text>)</number:text>
      <style:map style:apply-style-name="N128P0" style:condition="value()&gt;=0"/>
    </number:number-style>
    <number:number-style style:name="N130P0" style:volatile="true">
      <number:text>R$""""""""</number:text>
      <number:number number:decimal-places="2" number:grouping="true" number:min-decimal-places="2" number:min-integer-digits="1"/>
    </number:number-style>
    <number:number-style style:name="N130">
      <number:text>(R$""""""""</number:text>
      <number:number number:decimal-places="2" number:grouping="true" number:min-decimal-places="2" number:min-integer-digits="1"/>
      <number:text>)</number:text>
      <style:map style:apply-style-name="N130P0" style:condition="value()&gt;=0"/>
    </number:number-style>
    <number:number-style style:name="N131P0" style:volatile="true">
      <number:text>R$""""""""</number:text>
      <number:number number:decimal-places="2" number:grouping="true" number:min-decimal-places="2" number:min-integer-digits="1"/>
    </number:number-style>
    <number:number-style style:name="N131">
      <style:text-properties fo:color="#ff0000"/>
      <number:text>(R$""""""""</number:text>
      <number:number number:decimal-places="2" number:grouping="true" number:min-decimal-places="2" number:min-integer-digits="1"/>
      <number:text>)</number:text>
      <style:map style:apply-style-name="N131P0" style:condition="value()&gt;=0"/>
    </number:number-style>
    <number:number-style style:name="N133P0" style:volatile="true">
      <number:text>R$""""""""</number:text>
      <number:number number:decimal-places="0" number:grouping="true" number:min-decimal-places="0" number:min-integer-digits="1"/>
    </number:number-style>
    <number:number-style style:name="N133P1" style:volatile="true">
      <number:text>R$(""""""""</number:text>
      <number:number number:decimal-places="0" number:grouping="true" number:min-decimal-places="0" number:min-integer-digits="1"/>
      <number:text>)</number:text>
    </number:number-style>
    <number:number-style style:name="N133">
      <number:text>R$-""""""""</number:text>
      <style:map style:apply-style-name="N133P0" style:condition="value()&gt;0"/>
      <style:map style:apply-style-name="N133P1" style:condition="value()&lt;0"/>
    </number:number-style>
    <number:number-style style:name="N135P0" style:volatile="true">
      <number:number number:decimal-places="0" number:grouping="true" number:min-decimal-places="0" number:min-integer-digits="1"/>
    </number:number-style>
    <number:number-style style:name="N135P1" style:volatile="true">
      <number:text>(</number:text>
      <number:number number:decimal-places="0" number:grouping="true" number:min-decimal-places="0" number:min-integer-digits="1"/>
      <number:text>)</number:text>
    </number:number-style>
    <number:number-style style:name="N135">
      <number:text>-</number:text>
      <style:map style:apply-style-name="N135P0" style:condition="value()&gt;0"/>
      <style:map style:apply-style-name="N135P1" style:condition="value()&lt;0"/>
    </number:number-style>
    <number:number-style style:name="N137P0" style:volatile="true">
      <number:text>R$""""""""</number:text>
      <number:number number:decimal-places="2" number:grouping="true" number:min-decimal-places="2" number:min-integer-digits="1"/>
    </number:number-style>
    <number:number-style style:name="N137P1" style:volatile="true">
      <number:text>R$(""""""""</number:text>
      <number:number number:decimal-places="2" number:grouping="true" number:min-decimal-places="2" number:min-integer-digits="1"/>
      <number:text>)</number:text>
    </number:number-style>
    <number:number-style style:name="N137">
      <number:text>R$-""""""""</number:text>
      <number:number number:decimal-places="0" number:min-decimal-places="0" number:min-integer-digits="0"/>
      <style:map style:apply-style-name="N137P0" style:condition="value()&gt;0"/>
      <style:map style:apply-style-name="N137P1" style:condition="value()&lt;0"/>
    </number:number-style>
    <number:number-style style:name="N139P0" style:volatile="true">
      <number:number number:decimal-places="2" number:grouping="true" number:min-decimal-places="2" number:min-integer-digits="1"/>
    </number:number-style>
    <number:number-style style:name="N139P1" style:volatile="true">
      <number:text>(</number:text>
      <number:number number:decimal-places="2" number:grouping="true" number:min-decimal-places="2" number:min-integer-digits="1"/>
      <number:text>)</number:text>
    </number:number-style>
    <number:number-style style:name="N139">
      <number:text>-</number:text>
      <number:number number:decimal-places="0" number:min-decimal-places="0" number:min-integer-digits="0"/>
      <style:map style:apply-style-name="N139P0" style:condition="value()&gt;0"/>
      <style:map style:apply-style-name="N139P1" style:condition="value()&lt;0"/>
    </number:number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apply-style-name="N141P0" style:condition="value()&gt;=0"/>
    </number:number-style>
    <number:number-style style:name="N142P0" style:volatile="true">
      <number:text>R$""""""""""""""""""""""""""""""""""""""""""""""""""</number:text>
    </number:number-style>
    <number:number-style style:name="N142">
      <style:text-properties fo:color="#ff0000"/>
      <number:text>(R$""""""""""""""""""""""""""""""""""""""""""""""""""</number:text>
      <style:map style:apply-style-name="N142P0" style:condition="value()&gt;=0"/>
    </number:number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apply-style-name="N144P0" style:condition="value()&gt;0"/>
      <style:map style:apply-style-name="N144P1" style:condition="value()&lt;0"/>
    </number:number-style>
    <number:date-style style:name="N145">
      <number:month number:style="long"/>
      <number:text>/</number:text>
      <number:year number:style="long"/>
    </number:date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apply-style-name="N146P0" style:condition="value()&gt;0"/>
      <style:map style:apply-style-name="N146P1" style:condition="value()&lt;0"/>
    </number:number-style>
    <number:number-style style:name="N148P0" style:volatile="true">
      <number:number number:decimal-places="0" number:grouping="true" number:min-decimal-places="0" number:min-integer-digits="1"/>
      <number:text> </number:text>
    </number:number-style>
    <number:number-style style:name="N148P1" style:volatile="true">
      <number:text>-</number:text>
      <number:number number:decimal-places="0" number:grouping="true" number:min-decimal-places="0" number:min-integer-digits="1"/>
      <number:text> </number:text>
    </number:number-style>
    <number:number-style style:name="N148">
      <number:text>- </number:text>
      <style:map style:apply-style-name="N148P0" style:condition="value()&gt;0"/>
      <style:map style:apply-style-name="N148P1" style:condition="value()&lt;0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apply-style-name="N149P0" style:condition="value()&gt;0"/>
      <style:map style:apply-style-name="N149P1" style:condition="value()&lt;0"/>
    </number:number-style>
    <number:number-style style:name="N151P0" style:volatile="true">
      <number:number number:decimal-places="2" number:grouping="true" number:min-decimal-places="2" number:min-integer-digits="1"/>
      <number:text> </number:text>
    </number:number-style>
    <number:number-style style:name="N151P1" style:volatile="true">
      <number:text>-</number:text>
      <number:number number:decimal-places="2" number:grouping="true" number:min-decimal-places="2" number:min-integer-digits="1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apply-style-name="N151P0" style:condition="value()&gt;0"/>
      <style:map style:apply-style-name="N151P1" style:condition="value()&lt;0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""""""""""""""""</number:text>
      <number:number number:decimal-places="0" number:grouping="true" number:min-decimal-places="0" number:min-integer-digits="1"/>
    </number:number-style>
    <number:number-style style:name="N154">
      <number:text>(R$""""""""""""""""""""""""""""""""</number:text>
      <number:number number:decimal-places="0" number:grouping="true" number:min-decimal-places="0" number:min-integer-digits="1"/>
      <number:text>)</number:text>
      <style:map style:apply-style-name="N154P0" style:condition="value()&gt;=0"/>
    </number:number-style>
    <number:number-style style:name="N155P0" style:volatile="true">
      <number:text>R$""""""""""""""""""""""""""""""""</number:text>
      <number:number number:decimal-places="0" number:grouping="true" number:min-decimal-places="0" number:min-integer-digits="1"/>
    </number:number-style>
    <number:number-style style:name="N155">
      <style:text-properties fo:color="#ff0000"/>
      <number:text>(R$""""""""""""""""""""""""""""""""</number:text>
      <number:number number:decimal-places="0" number:grouping="true" number:min-decimal-places="0" number:min-integer-digits="1"/>
      <number:text>)</number:text>
      <style:map style:apply-style-name="N155P0" style:condition="value()&gt;=0"/>
    </number:number-style>
    <number:number-style style:name="N157P0" style:volatile="true">
      <number:text>R$""""""""""""""""""""""""""""""""</number:text>
      <number:number number:decimal-places="2" number:grouping="true" number:min-decimal-places="2" number:min-integer-digits="1"/>
    </number:number-style>
    <number:number-style style:name="N157">
      <number:text>(R$""""""""""""""""""""""""""""""""</number:text>
      <number:number number:decimal-places="2" number:grouping="true" number:min-decimal-places="2" number:min-integer-digits="1"/>
      <number:text>)</number:text>
      <style:map style:apply-style-name="N157P0" style:condition="value()&gt;=0"/>
    </number:number-style>
    <number:number-style style:name="N158P0" style:volatile="true">
      <number:text>R$""""""""""""""""""""""""""""""""</number:text>
      <number:number number:decimal-places="2" number:grouping="true" number:min-decimal-places="2" number:min-integer-digits="1"/>
    </number:number-style>
    <number:number-style style:name="N158">
      <style:text-properties fo:color="#ff0000"/>
      <number:text>(R$""""""""""""""""""""""""""""""""</number:text>
      <number:number number:decimal-places="2" number:grouping="true" number:min-decimal-places="2" number:min-integer-digits="1"/>
      <number:text>)</number:text>
      <style:map style:apply-style-name="N158P0" style:condition="value()&gt;=0"/>
    </number:number-style>
    <number:number-style style:name="N160P0" style:volatile="true">
      <number:text>R$""""""""""""""""""""""""""""""""</number:text>
      <number:number number:decimal-places="0" number:grouping="true" number:min-decimal-places="0" number:min-integer-digits="1"/>
    </number:number-style>
    <number:number-style style:name="N160P1" style:volatile="true">
      <number:text>R$(""""""""""""""""""""""""""""""""</number:text>
      <number:number number:decimal-places="0" number:grouping="true" number:min-decimal-places="0" number:min-integer-digits="1"/>
      <number:text>)</number:text>
    </number:number-style>
    <number:number-style style:name="N160">
      <number:text>R$-""""""""""""""""""""""""""""""""</number:text>
      <style:map style:apply-style-name="N160P0" style:condition="value()&gt;0"/>
      <style:map style:apply-style-name="N160P1" style:condition="value()&lt;0"/>
    </number:number-style>
    <number:number-style style:name="N162P0" style:volatile="true">
      <number:text>R$""""""""""""""""""""""""""""""""</number:text>
      <number:number number:decimal-places="2" number:grouping="true" number:min-decimal-places="2" number:min-integer-digits="1"/>
    </number:number-style>
    <number:number-style style:name="N162P1" style:volatile="true">
      <number:text>R$(""""""""""""""""""""""""""""""""</number:text>
      <number:number number:decimal-places="2" number:grouping="true" number:min-decimal-places="2" number:min-integer-digits="1"/>
      <number:text>)</number:text>
    </number:number-style>
    <number:number-style style:name="N162">
      <number:text>R$-""""""""""""""""""""""""""""""""</number:text>
      <number:number number:decimal-places="0" number:min-decimal-places="0" number:min-integer-digits="0"/>
      <style:map style:apply-style-name="N162P0" style:condition="value()&gt;0"/>
      <style:map style:apply-style-name="N162P1" style:condition="value()&lt;0"/>
    </number:number-style>
    <number:number-style style:name="N164P0" style:volatile="true">
      <number:text>R$""""""""""""""""</number:text>
      <number:number number:decimal-places="0" number:grouping="true" number:min-decimal-places="0" number:min-integer-digits="1"/>
    </number:number-style>
    <number:number-style style:name="N164">
      <number:text>(R$""""""""""""""""</number:text>
      <number:number number:decimal-places="0" number:grouping="true" number:min-decimal-places="0" number:min-integer-digits="1"/>
      <number:text>)</number:text>
      <style:map style:apply-style-name="N164P0" style:condition="value()&gt;=0"/>
    </number:number-style>
    <number:number-style style:name="N165P0" style:volatile="true">
      <number:text>R$""""""""""""""""</number:text>
      <number:number number:decimal-places="0" number:grouping="true" number:min-decimal-places="0" number:min-integer-digits="1"/>
    </number:number-style>
    <number:number-style style:name="N165">
      <style:text-properties fo:color="#ff0000"/>
      <number:text>(R$""""""""""""""""</number:text>
      <number:number number:decimal-places="0" number:grouping="true" number:min-decimal-places="0" number:min-integer-digits="1"/>
      <number:text>)</number:text>
      <style:map style:apply-style-name="N165P0" style:condition="value()&gt;=0"/>
    </number:number-style>
    <number:number-style style:name="N167P0" style:volatile="true">
      <number:text>R$""""""""""""""""</number:text>
      <number:number number:decimal-places="2" number:grouping="true" number:min-decimal-places="2" number:min-integer-digits="1"/>
    </number:number-style>
    <number:number-style style:name="N167">
      <number:text>(R$""""""""""""""""</number:text>
      <number:number number:decimal-places="2" number:grouping="true" number:min-decimal-places="2" number:min-integer-digits="1"/>
      <number:text>)</number:text>
      <style:map style:apply-style-name="N167P0" style:condition="value()&gt;=0"/>
    </number:number-style>
    <number:number-style style:name="N168P0" style:volatile="true">
      <number:text>R$""""""""""""""""</number:text>
      <number:number number:decimal-places="2" number:grouping="true" number:min-decimal-places="2" number:min-integer-digits="1"/>
    </number:number-style>
    <number:number-style style:name="N168">
      <style:text-properties fo:color="#ff0000"/>
      <number:text>(R$""""""""""""""""</number:text>
      <number:number number:decimal-places="2" number:grouping="true" number:min-decimal-places="2" number:min-integer-digits="1"/>
      <number:text>)</number:text>
      <style:map style:apply-style-name="N168P0" style:condition="value()&gt;=0"/>
    </number:number-style>
    <number:number-style style:name="N170P0" style:volatile="true">
      <number:text>R$""""""""""""""""</number:text>
      <number:number number:decimal-places="0" number:grouping="true" number:min-decimal-places="0" number:min-integer-digits="1"/>
    </number:number-style>
    <number:number-style style:name="N170P1" style:volatile="true">
      <number:text>R$(""""""""""""""""</number:text>
      <number:number number:decimal-places="0" number:grouping="true" number:min-decimal-places="0" number:min-integer-digits="1"/>
      <number:text>)</number:text>
    </number:number-style>
    <number:number-style style:name="N170">
      <number:text>R$-""""""""""""""""</number:text>
      <style:map style:apply-style-name="N170P0" style:condition="value()&gt;0"/>
      <style:map style:apply-style-name="N170P1" style:condition="value()&lt;0"/>
    </number:number-style>
    <number:number-style style:name="N172P0" style:volatile="true">
      <number:text>R$""""""""""""""""</number:text>
      <number:number number:decimal-places="2" number:grouping="true" number:min-decimal-places="2" number:min-integer-digits="1"/>
    </number:number-style>
    <number:number-style style:name="N172P1" style:volatile="true">
      <number:text>R$(""""""""""""""""</number:text>
      <number:number number:decimal-places="2" number:grouping="true" number:min-decimal-places="2" number:min-integer-digits="1"/>
      <number:text>)</number:text>
    </number:number-style>
    <number:number-style style:name="N172">
      <number:text>R$-""""""""""""""""</number:text>
      <number:number number:decimal-places="0" number:min-decimal-places="0" number:min-integer-digits="0"/>
      <style:map style:apply-style-name="N172P0" style:condition="value()&gt;0"/>
      <style:map style:apply-style-name="N172P1" style:condition="value()&lt;0"/>
    </number:number-style>
    <number:number-style style:name="N174P0" style:volatile="true">
      <number:text>R$"</number:text>
      <number:number number:decimal-places="0" number:min-decimal-places="0" number:min-integer-digits="0"/>
      <number:text>"</number:text>
    </number:number-style>
    <number:currency-style style:name="N174">
      <number:text>(</number:text>
      <number:currency-symbol/>
      <number:number number:decimal-places="0" number:min-decimal-places="0" number:min-integer-digits="2"/>
      <number:text>)</number:text>
      <style:map style:apply-style-name="N174P0" style:condition="value()&gt;=0"/>
    </number:currency-style>
    <number:number-style style:name="N176P0" style:volatile="true">
      <number:text>R$"</number:text>
      <number:number number:decimal-places="8" number:decimal-replacement="" number:grouping="true" number:min-decimal-places="7" number:min-integer-digits="1"/>
      <number:text>"</number:text>
    </number:number-style>
    <number:currency-style style:name="N176">
      <number:text>(</number:text>
      <number:currency-symbol/>
      <number:text>\,)</number:text>
      <style:map style:apply-style-name="N176P0" style:condition="value()&gt;=0"/>
    </number:currency-style>
    <style:style style:family="table-cell" style:name="Default"/>
    <style:style style:display-name="Heading (user)" style:family="table-cell" style:name="Heading_20__28_user_29_" style:parent-style-name="Default">
      <style:text-properties fo:color="#000000" fo:font-size="24pt" fo:font-style="normal" fo:font-weight="bold"/>
    </style:style>
    <style:style style:display-name="Heading 1" style:family="table-cell" style:name="Heading_20_1" style:parent-style-name="Heading_20__28_user_29_">
      <style:text-properties fo:color="#000000" fo:font-size="18pt" fo:font-style="normal" fo:font-weight="normal"/>
    </style:style>
    <style:style style:display-name="Heading 2" style:family="table-cell" style:name="Heading_20_2" style:parent-style-name="Heading_20__28_user_29_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fo:background-color="#ffffcc" fo:border="0.74pt solid #808080" style:diagonal-bl-tr="none" style:diagonal-tl-br="none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fo:color="#0000ee" fo:font-size="10pt" fo:font-style="normal" fo:font-weight="normal" style:text-underline-color="#0000ee" style:text-underline-style="solid" style:text-underline-width="auto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  <style:style style:display-name="Result (user)" style:family="table-cell" style:name="Result_20__28_user_29_" style:parent-style-name="Default">
      <style:text-properties fo:color="#000000" fo:font-size="10pt" fo:font-style="italic" fo:font-weight="bold" style:text-underline-color="#000000" style:text-underline-style="solid" style:text-underline-width="auto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</office:styles>
  <office:automatic-styles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.25cm" fo:margin-left="0cm" fo:margin-right="1cm" fo:min-height="1.251cm"/>
      </style:header-style>
      <style:footer-style>
        <style:header-footer-properties fo:margin-left="0cm" fo:margin-right="0cm" fo:margin-top="0.25cm" fo:min-height="1.251cm"/>
      </style:footer-style>
    </style:page-layout>
    <style:page-layout style:name="Mpm2">
      <style:header-style>
        <style:header-footer-properties fo:background-color="#c0c0c0" fo:border="2.49pt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1cm" fo:padding="0.018cm">
          <style:background-image/>
        </style:header-footer-properties>
      </style:footer-style>
    </style:page-layout>
    <style:style style:family="text" style:name="MT1">
      <style:text-properties fo:color="#000000" fo:font-size="16pt" fo:font-style="normal" fo:font-weight="bold" fo:letter-spacing="normal" fo:text-shadow="none" loext:opacity="100%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font-size="12pt" fo:font-style="normal" fo:font-weight="normal" fo:letter-spacing="normal" fo:text-shadow="none" loext:opacity="100%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loext:opacity="100%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loext:opacity="100%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2-09-08">00/00/0000</text:date></text:span><text:span text:style-name="MT2"><text:s/>- </text:span><text:span text:style-name="MT2"><text:time style:data-style-name="N2" text:time-value="14:43:16.501000000">00:00:00</text:time></text:span><text:span text:style-name="MT2"><text:s/></text:span></text:p>
        </style:region-center>
        <style:region-right>
          <text:p><text:span text:style-name="MT4">Mário da Silveira Teixeira Jr. - Rural</text:span></text:p>
          <text:p><text:span text:style-name="MT2">Sr. Perrella: (11) 99733-9120 e (11) 4241-5341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Mário da Silveira Teixeira Jr. - Rural</text:span></text:p>
          <text:p>perrella@aguasdamata.com.br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14:43:16.5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Carlos Augusto Marcicano</meta:initial-creator>
    <meta:creation-date>2000-10-16T13:28:00</meta:creation-date>
    <dc:date>2022-09-08T14:43:59.779000000</dc:date>
    <dc:language>pt-PT</dc:language>
    <meta:editing-cycles>457</meta:editing-cycles>
    <meta:editing-duration>PT22H42M57S</meta:editing-duration>
    <meta:print-date>2019-11-26T14:14:14.941000000</meta:print-date>
    <meta:document-statistic meta:table-count="1" meta:cell-count="29" meta:object-count="0"/>
    <meta:user-defined meta:name="Info 0"/>
    <meta:user-defined meta:name="Info 1"/>
    <meta:user-defined meta:name="Info 2"/>
    <meta:user-defined meta:name="Info 3"/>
  </office:meta>
</office:document-meta>
</file>